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61cm"/>
    </style:style>
    <style:style style:name="gr2" style:family="graphic" style:parent-style-name="standard">
      <style:graphic-properties svg:stroke-width="0.02cm" draw:marker-start-width="0.2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color="#000000" draw:fill="none" draw:fill-color="#ffffff" fo:min-height="1.605cm"/>
    </style:style>
    <style:style style:name="gr4" style:family="graphic" style:parent-style-name="standard">
      <style:graphic-properties draw:stroke="none" svg:stroke-color="#000000" draw:fill="none" draw:fill-color="#ffffff" fo:min-height="0.595cm"/>
    </style:style>
    <style:style style:name="gr5" style:family="graphic" style:parent-style-name="standard">
      <style:graphic-properties draw:stroke="none" svg:stroke-color="#000000" draw:fill="none" draw:fill-color="#ffffff" fo:min-height="1.041cm"/>
    </style:style>
    <style:style style:name="gr6" style:family="graphic" style:parent-style-name="standard">
      <style:graphic-properties draw:stroke="none" svg:stroke-color="#000000" draw:fill="none" draw:fill-color="#ffffff" fo:min-height="1.069cm"/>
    </style:style>
    <style:style style:name="gr7" style:family="graphic" style:parent-style-name="standard">
      <style:graphic-properties draw:stroke="none" svg:stroke-color="#000000" draw:fill="none" draw:fill-color="#ffffff" fo:min-height="1.073cm"/>
    </style:style>
    <style:style style:name="gr8" style:family="graphic" style:parent-style-name="standard">
      <style:graphic-properties draw:stroke="none" svg:stroke-color="#000000" draw:fill="none" draw:fill-color="#ffffff" fo:min-height="1.576cm"/>
    </style:style>
    <style:style style:name="gr9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draw:stroke="none" svg:stroke-color="#000000" draw:fill="none" draw:fill-color="#ffffff" fo:min-height="1.042cm"/>
    </style:style>
    <style:style style:name="gr11" style:family="graphic" style:parent-style-name="standard">
      <style:graphic-properties draw:stroke="none" svg:stroke-color="#000000" draw:fill="none" draw:fill-color="#ffffff" fo:min-height="1.79cm"/>
    </style:style>
    <style:style style:name="P1" style:family="paragraph">
      <style:text-properties fo:color="#000000"/>
    </style:style>
    <style:style style:name="P2" style:family="paragraph">
      <style:paragraph-properties fo:text-align="center"/>
    </style:style>
    <style:style style:name="P3" style:family="paragraph">
      <style:text-properties fo:color="#000000" fo:font-size="14pt" style:font-size-asian="14pt" style:font-size-complex="14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color="#000000" fo:font-size="15pt" style:font-size-asian="15pt" style:font-size-complex="15pt"/>
    </style:style>
    <style:style style:name="T1" style:family="text">
      <style:text-properties fo:color="#000000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fo:color="#000000" fo:font-size="15pt" style:font-size-asian="15pt" style:font-size-complex="15pt"/>
    </style:style>
    <style:style style:name="T4" style:family="text">
      <style:text-properties fo:color="#000000" fo:font-family="'Century Schoolbook L'" style:font-family-generic="roman" style:font-pitch="variable" fo:font-size="15pt" fo:font-style="italic" style:font-size-asian="15pt" style:font-style-asian="italic" style:font-size-complex="15pt" style:font-style-complex="italic"/>
    </style:style>
    <style:style style:name="T5" style:family="text">
      <style:text-properties fo:color="#000000" fo:font-family="'Century Schoolbook L'" style:font-family-generic="roman" style:font-pitch="variable" fo:font-size="10.5pt" fo:font-style="normal" style:font-size-asian="10.5pt" style:font-style-asian="normal" style:font-size-complex="10.5pt" style:font-style-complex="normal"/>
    </style:style>
    <style:style style:name="T6" style:family="text">
      <style:text-properties fo:color="#000000" fo:font-size="15pt" fo:font-style="italic" style:font-size-asian="15pt" style:font-style-asian="italic" style:font-size-complex="15pt" style:font-style-complex="italic"/>
    </style:style>
    <style:style style:name="T7" style:family="text">
      <style:text-properties fo:color="#000000" fo:font-family="'Century Schoolbook L'" style:font-family-generic="roman" style:font-pitch="variable" fo:font-style="italic" style:font-style-asian="italic" style:font-style-complex="italic"/>
    </style:style>
    <style:style style:name="T8" style:family="text">
      <style:text-properties fo:color="#000000" fo:font-family="'Century Schoolbook L'" style:font-family-generic="roman" style:font-pitch="variable"/>
    </style:style>
    <style:style style:name="T9" style:family="text">
      <style:text-properties fo:color="#000000" fo:font-family="'Century Schoolbook L'" style:font-family-generic="roman" style:font-pitch="variable" fo:font-style="normal" style:font-style-asian="normal" style:font-style-complex="normal"/>
    </style:style>
    <style:style style:name="T10" style:family="text">
      <style:text-properties fo:color="#000000" fo:font-family="Symbol" style:font-pitch="variable" style:font-charset="x-symbol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raw4ja">
        <office:forms form:automatic-focus="false" form:apply-design-mode="false"/>
        <draw:frame draw:style-name="gr1" draw:text-style-name="P1" draw:layer="layout" svg:width="2.224cm" svg:height="1.211cm" svg:x="3.134cm" svg:y="1.009cm">
          <draw:text-box>
            <text:p><text:span text:style-name="T1">電荷</text:span></text:p>
          </draw:text-box>
        </draw:frame>
        <draw:line draw:style-name="gr2" draw:text-style-name="P2" draw:layer="layout" svg:x1="5.217cm" svg:y1="1.488cm" svg:x2="10.284cm" svg:y2="1.488cm">
          <text:p/>
        </draw:line>
        <draw:frame draw:style-name="gr3" draw:text-style-name="P3" draw:layer="layout" svg:width="3.969cm" svg:height="1.855cm" svg:x="5.808cm" svg:y="1.676cm">
          <draw:text-box>
            <text:p><text:span text:style-name="T2">時刻で微分</text:span></text:p>
          </draw:text-box>
        </draw:frame>
        <draw:frame draw:style-name="gr1" draw:text-style-name="P1" draw:layer="layout" svg:width="2.224cm" svg:height="1.211cm" svg:x="10.134cm" svg:y="1.01cm">
          <draw:text-box>
            <text:p><text:span text:style-name="T1">電流</text:span></text:p>
          </draw:text-box>
        </draw:frame>
        <draw:frame draw:style-name="gr4" draw:text-style-name="P1" draw:layer="layout" svg:width="5.32cm" svg:height="0.933cm" svg:x="0.645cm" svg:y="4.556cm">
          <draw:text-box>
            <text:p><text:span text:style-name="T1">電荷にかかる力</text:span></text:p>
          </draw:text-box>
        </draw:frame>
        <draw:line draw:style-name="gr2" draw:text-style-name="P2" draw:layer="layout" svg:x1="5.218cm" svg:y1="4.988cm" svg:x2="10.285cm" svg:y2="4.988cm">
          <text:p/>
        </draw:line>
        <draw:frame draw:style-name="gr3" draw:text-style-name="P3" draw:layer="layout" svg:width="3.969cm" svg:height="1.855cm" svg:x="5.809cm" svg:y="5.077cm">
          <draw:text-box>
            <text:p><text:span text:style-name="T2">電荷で割る</text:span></text:p>
          </draw:text-box>
        </draw:frame>
        <draw:frame draw:style-name="gr1" draw:text-style-name="P1" draw:layer="layout" svg:width="2.224cm" svg:height="1.211cm" svg:x="10.134cm" svg:y="4.511cm">
          <draw:text-box>
            <text:p><text:span text:style-name="T1">電場</text:span></text:p>
          </draw:text-box>
        </draw:frame>
        <draw:line draw:style-name="gr2" draw:text-style-name="P2" draw:layer="layout" svg:x1="3.465cm" svg:y1="5.542cm" svg:x2="3.465cm" svg:y2="7.596cm">
          <text:p/>
        </draw:line>
        <draw:frame draw:style-name="gr3" draw:text-style-name="P4" draw:layer="layout" svg:width="5.249cm" svg:height="1.855cm" svg:x="0.73cm" svg:y="7.778cm">
          <draw:text-box>
            <text:p text:style-name="P2"><text:span text:style-name="T1">ポテンシャル</text:span><text:span text:style-name="T1"><text:line-break/></text:span><text:span text:style-name="T1">エネルギー</text:span></text:p>
          </draw:text-box>
        </draw:frame>
        <draw:line draw:style-name="gr2" draw:text-style-name="P2" draw:layer="layout" svg:x1="5.218cm" svg:y1="8.489cm" svg:x2="10.285cm" svg:y2="8.489cm">
          <text:p/>
        </draw:line>
        <draw:frame draw:style-name="gr3" draw:text-style-name="P3" draw:layer="layout" svg:width="3.969cm" svg:height="1.855cm" svg:x="5.809cm" svg:y="8.578cm">
          <draw:text-box>
            <text:p><text:span text:style-name="T2">電荷で割る</text:span></text:p>
          </draw:text-box>
        </draw:frame>
        <draw:frame draw:style-name="gr1" draw:text-style-name="P1" draw:layer="layout" svg:width="2.224cm" svg:height="1.211cm" svg:x="10.134cm" svg:y="8.012cm">
          <draw:text-box>
            <text:p><text:span text:style-name="T1">電位</text:span></text:p>
          </draw:text-box>
        </draw:frame>
        <draw:line draw:style-name="gr2" draw:text-style-name="P2" draw:layer="layout" svg:x1="11.006cm" svg:y1="7.825cm" svg:x2="11.006cm" svg:y2="5.47cm">
          <text:p/>
        </draw:line>
        <draw:frame draw:style-name="gr5" draw:text-style-name="P3" draw:layer="layout" svg:width="3.913cm" svg:height="1.291cm" svg:x="8.147cm" svg:y="6.127cm">
          <draw:text-box>
            <text:p><text:span text:style-name="T2">位置で微分</text:span></text:p>
          </draw:text-box>
        </draw:frame>
        <draw:line draw:style-name="gr2" draw:text-style-name="P2" draw:layer="layout" svg:x1="11.985cm" svg:y1="8.453cm" svg:x2="15.588cm" svg:y2="8.453cm">
          <text:p/>
        </draw:line>
        <draw:frame draw:style-name="gr6" draw:text-style-name="P3" draw:layer="layout" svg:width="3.659cm" svg:height="1.319cm" svg:x="11.926cm" svg:y="8.807cm">
          <draw:text-box>
            <text:p><text:span text:style-name="T2">2</text:span><text:span text:style-name="T2">点間の差</text:span></text:p>
          </draw:text-box>
        </draw:frame>
        <draw:frame draw:style-name="gr1" draw:text-style-name="P1" draw:layer="layout" svg:width="2.812cm" svg:height="1.615cm" svg:x="15.634cm" svg:y="7.613cm">
          <draw:text-box>
            <text:p><text:span text:style-name="T1">電位差</text:span></text:p>
            <text:p><text:span text:style-name="T1">（電圧）</text:span></text:p>
          </draw:text-box>
        </draw:frame>
        <draw:line draw:style-name="gr2" draw:text-style-name="P2" draw:layer="layout" svg:x1="12.258cm" svg:y1="1.465cm" svg:x2="16.082cm" svg:y2="1.465cm">
          <text:p/>
        </draw:line>
        <draw:line draw:style-name="gr2" draw:text-style-name="P2" draw:layer="layout" svg:x1="16.628cm" svg:y1="7.22cm" svg:x2="16.628cm" svg:y2="2.586cm">
          <text:p/>
        </draw:line>
        <draw:frame draw:style-name="gr7" draw:text-style-name="P1" draw:layer="layout" svg:width="2.674cm" svg:height="1.323cm" svg:x="16.182cm" svg:y="1.028cm">
          <draw:text-box>
            <text:p><text:span text:style-name="T1">電力</text:span></text:p>
          </draw:text-box>
        </draw:frame>
        <draw:frame draw:style-name="gr8" draw:text-style-name="P3" draw:layer="layout" svg:width="1.914cm" svg:height="1.826cm" svg:x="14.382cm" svg:y="2.53cm">
          <draw:text-box>
            <text:p><text:span text:style-name="T2">積</text:span></text:p>
          </draw:text-box>
        </draw:frame>
        <draw:line draw:style-name="gr9" draw:text-style-name="P2" draw:layer="layout" svg:x1="14.432cm" svg:y1="1.488cm" svg:x2="14.967cm" svg:y2="2.614cm">
          <text:p/>
        </draw:line>
        <draw:line draw:style-name="gr9" draw:text-style-name="P2" draw:layer="layout" svg:x1="16.544cm" svg:y1="3.121cm" svg:x2="15.446cm" svg:y2="2.924cm">
          <text:p/>
        </draw:line>
        <draw:line draw:style-name="gr2" draw:text-style-name="P2" draw:layer="layout" svg:x1="17.779cm" svg:y1="1.488cm" svg:x2="20.497cm" svg:y2="1.494cm">
          <text:p/>
        </draw:line>
        <draw:frame draw:style-name="gr3" draw:text-style-name="P3" draw:layer="layout" svg:width="3.969cm" svg:height="1.855cm" svg:x="17.809cm" svg:y="1.677cm">
          <draw:text-box>
            <text:p><text:span text:style-name="T2">時刻で積分</text:span></text:p>
          </draw:text-box>
        </draw:frame>
        <draw:frame draw:style-name="gr7" draw:text-style-name="P1" draw:layer="layout" svg:width="2.674cm" svg:height="1.323cm" svg:x="20.282cm" svg:y="1.029cm">
          <draw:text-box>
            <text:p><text:span text:style-name="T1">電力量</text:span></text:p>
          </draw:text-box>
        </draw:frame>
        <draw:frame draw:style-name="gr10" draw:text-style-name="P5" draw:layer="layout" svg:width="3.885cm" svg:height="1.522cm" svg:x="2.891cm" svg:y="1.92cm">
          <draw:text-box>
            <text:p><text:span text:style-name="T3">単位</text:span><text:span text:style-name="T3">: C</text:span></text:p>
            <text:p><text:span text:style-name="T3">変数</text:span><text:span text:style-name="T3">: </text:span><text:span text:style-name="T4">q</text:span><text:span text:style-name="T5">又は</text:span><text:span text:style-name="T4">Q</text:span></text:p>
          </draw:text-box>
        </draw:frame>
        <draw:frame draw:style-name="gr10" draw:text-style-name="P5" draw:layer="layout" svg:width="3.885cm" svg:height="1.522cm" svg:x="9.792cm" svg:y="1.92cm">
          <draw:text-box>
            <text:p><text:span text:style-name="T3">単位</text:span><text:span text:style-name="T3">: A</text:span></text:p>
            <text:p><text:span text:style-name="T3">変数</text:span><text:span text:style-name="T3">: </text:span><text:span text:style-name="T4">I</text:span></text:p>
          </draw:text-box>
        </draw:frame>
        <draw:frame draw:style-name="gr10" draw:text-style-name="P5" draw:layer="layout" svg:width="3.885cm" svg:height="1.292cm" svg:x="15.492cm" svg:y="1.72cm">
          <draw:text-box>
            <text:p><text:span text:style-name="T3">単位</text:span><text:span text:style-name="T3">: W</text:span></text:p>
          </draw:text-box>
        </draw:frame>
        <draw:frame draw:style-name="gr10" draw:text-style-name="P5" draw:layer="layout" svg:width="3.885cm" svg:height="1.522cm" svg:x="3.392cm" svg:y="5.32cm">
          <draw:text-box>
            <text:p><text:span text:style-name="T3">単位</text:span><text:span text:style-name="T3">: N</text:span></text:p>
            <text:p><text:span text:style-name="T3">変数</text:span><text:span text:style-name="T3">: </text:span><text:span text:style-name="T4">F</text:span></text:p>
          </draw:text-box>
        </draw:frame>
        <draw:frame draw:style-name="gr10" draw:text-style-name="P5" draw:layer="layout" svg:width="3.885cm" svg:height="1.292cm" svg:x="2.892cm" svg:y="9.32cm">
          <draw:text-box>
            <text:p><text:span text:style-name="T3">単位</text:span><text:span text:style-name="T3">: J</text:span></text:p>
          </draw:text-box>
        </draw:frame>
        <draw:frame draw:style-name="gr10" draw:text-style-name="P5" draw:layer="layout" svg:width="3.885cm" svg:height="1.522cm" svg:x="11.292cm" svg:y="5.22cm">
          <draw:text-box>
            <text:p><text:span text:style-name="T3">単位</text:span><text:span text:style-name="T3">: N/C</text:span></text:p>
            <text:p><text:span text:style-name="T3">変数</text:span><text:span text:style-name="T3">: </text:span><text:span text:style-name="T4">E</text:span></text:p>
          </draw:text-box>
        </draw:frame>
        <draw:frame draw:style-name="gr10" draw:text-style-name="P5" draw:layer="layout" svg:width="3.885cm" svg:height="1.387cm" svg:x="9.592cm" svg:y="8.82cm">
          <draw:text-box>
            <text:p><text:span text:style-name="T3">単位</text:span><text:span text:style-name="T3">: V</text:span></text:p>
            <text:p><text:span text:style-name="T3">変数</text:span><text:span text:style-name="T3">: </text:span><text:span text:style-name="T6">φ</text:span></text:p>
          </draw:text-box>
        </draw:frame>
        <draw:frame draw:style-name="gr10" draw:text-style-name="P5" draw:layer="layout" svg:width="3.885cm" svg:height="1.522cm" svg:x="16.092cm" svg:y="9.02cm">
          <draw:text-box>
            <text:p><text:span text:style-name="T3">単位</text:span><text:span text:style-name="T3">: V</text:span></text:p>
            <text:p><text:span text:style-name="T3">変数</text:span><text:span text:style-name="T3">: </text:span><text:span text:style-name="T4">V</text:span></text:p>
          </draw:text-box>
        </draw:frame>
        <draw:frame draw:style-name="gr10" draw:text-style-name="P5" draw:layer="layout" svg:width="2.523cm" svg:height="1.292cm" svg:x="20.392cm" svg:y="1.92cm">
          <draw:text-box>
            <text:p><text:span text:style-name="T3">単位</text:span><text:span text:style-name="T3">: J</text:span></text:p>
          </draw:text-box>
        </draw:frame>
        <draw:frame draw:style-name="gr5" draw:text-style-name="P3" draw:layer="layout" svg:width="3.913cm" svg:height="1.291cm" svg:x="0.748cm" svg:y="6.228cm">
          <draw:text-box>
            <text:p><text:span text:style-name="T2">位置で積分</text:span></text:p>
          </draw:text-box>
        </draw:frame>
        <draw:frame draw:style-name="gr11" draw:layer="layout" svg:width="21.111cm" svg:height="2.631cm" svg:x="2.317cm" svg:y="10.537cm">
          <draw:text-box>
            <text:p><text:span text:style-name="T1">抵抗の性質</text:span><text:span text:style-name="T1">: </text:span><text:span text:style-name="T7">V</text:span><text:span text:style-name="T8">=</text:span><text:span text:style-name="T7">RI</text:span><text:span text:style-name="T9"> ... </text:span><text:span text:style-name="T9">オームの法則。</text:span><text:span text:style-name="T7">R</text:span><text:span text:style-name="T9">は抵抗（単位</text:span><text:span text:style-name="T10">W</text:span><text:span text:style-name="T9">）。</text:span></text:p>
            <text:p><text:span text:style-name="T1">コンデンサーの性質</text:span><text:span text:style-name="T1">: </text:span><text:span text:style-name="T7">Q=CV</text:span><text:span text:style-name="T9"> ... <text:s/></text:span><text:span text:style-name="T7">C</text:span><text:span text:style-name="T9">は容量（単位</text:span><text:span text:style-name="T9">F</text:span><text:span text:style-name="T9">）。</text:span>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IPA Pゴシック', IPAPGothic" style:font-style-name="標準" style:font-family-generic="modern" style:font-pitch="variable" fo:font-size="18pt" fo:font-style="normal" fo:text-shadow="none" style:text-underline-style="none" fo:font-weight="normal" style:letter-kerning="true" style:font-family-asian="'IPA Pゴシック', IPAPGothic" style:font-style-name-asian="標準" style:font-family-generic-asian="modern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 style:font-size-asian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8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8pt"/>
    </style:style>
  </office:styles>
  <office:automatic-styles>
    <style:page-layout style:name="PM0">
      <style:page-layout-properties fo:margin-top="0.5cm" fo:margin-bottom="0.5cm" fo:margin-left="0.5cm" fo:margin-right="0.5cm" fo:page-width="24cm" fo:page-height="13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raw4ja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13-07-10T16:26:53</meta:creation-date>
    <meta:editing-cycles>1</meta:editing-cycles>
    <meta:editing-duration>PT00H00M00S</meta:editing-duration>
    <meta:document-statistic meta:object-count="38"/>
    <meta:user-defined meta:name="Info 1"/>
    <meta:user-defined meta:name="Info 2"/>
    <meta:user-defined meta:name="Info 3"/>
    <meta:user-defined meta:name="Info 4"/>
  </office:meta>
</office:document-meta>
</file>